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6.66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4"/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/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table:style-name="ce4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 calcext:value-type="string">
            <text:p>'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4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4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style-name="ce4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 calcext:value-type="string">
            <text:p>'senescent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/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s presence' AND 'has quality measurement' SOME (&#10;    'measurement datum' AND (&#10;        ('lower count' SOME xsd:integer[&gt;0]) OR&#10;        ('lower percent' SOME xsd:float[&gt;0.0f])&#10;    )&#10;)" calcext:value-type="string">
            <text:p>'breaking buds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4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reproductive structures present</text:p>
          </table:table-cell>
          <table:table-cell office:value-type="string" calcext:value-type="string">
            <text:p>'reproductive structure presence'</text:p>
          </table:table-cell>
          <table:table-cell/>
          <table:table-cell table:style-name="ce4" office:value-type="string" calcext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 OR 'fruit' OR 'strobilus'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6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style-name="ce4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table:style-name="ce4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4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02:31.467539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28:54.210703921</dc:date>
    <dc:creator>Brian </dc:creator>
    <meta:editing-duration>P7DT22H27M18S</meta:editing-duration>
    <meta:editing-cycles>67</meta:editing-cycles>
    <meta:generator>LibreOffice/5.1.4.2$Linux_X86_64 LibreOffice_project/10m0$Build-2</meta:generator>
    <meta:document-statistic meta:table-count="1" meta:cell-count="196" meta:object-count="0"/>
  </office:meta>
</office:document-meta>
</file>